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47cm" fo:min-width="1.836cm"/>
    </style:style>
    <style:style style:name="gr2" style:family="graphic" style:parent-style-name="standard">
      <style:graphic-properties draw:fill-color="#7f00ff" draw:opacity="50%" draw:opacity-name="" draw:textarea-horizontal-align="justify" draw:textarea-vertical-align="middle" draw:auto-grow-height="false" fo:min-height="0.828cm" fo:min-width="2.016cm"/>
    </style:style>
    <style:style style:name="gr3" style:family="graphic" style:parent-style-name="standard">
      <style:graphic-properties draw:fill-color="#9e5f9f" draw:textarea-horizontal-align="justify" draw:textarea-vertical-align="middle" draw:auto-grow-height="false" fo:min-height="0.828cm" fo:min-width="2.016cm"/>
    </style:style>
    <style:style style:name="gr4" style:family="graphic" style:parent-style-name="standard">
      <style:graphic-properties draw:fill-color="#9e5f9f" draw:textarea-horizontal-align="justify" draw:textarea-vertical-align="middle" draw:auto-grow-height="false" fo:min-height="1.008cm" fo:min-width="2.01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d27e2b" draw:textarea-horizontal-align="justify" draw:textarea-vertical-align="middle" draw:auto-grow-height="false" fo:min-height="0.828cm" fo:min-width="1.656cm"/>
    </style:style>
    <style:style style:name="gr7" style:family="graphic" style:parent-style-name="standard">
      <style:graphic-properties draw:fill-color="#2bd0d2" draw:textarea-horizontal-align="justify" draw:textarea-vertical-align="middle" draw:auto-grow-height="false" fo:min-height="1.008cm" fo:min-width="1.656cm"/>
    </style:style>
    <style:style style:name="gr8" style:family="graphic" style:parent-style-name="standard">
      <style:graphic-properties draw:fill-color="#3f3fbe" draw:opacity="69%" draw:opacity-name="" draw:textarea-horizontal-align="justify" draw:textarea-vertical-align="middle" draw:auto-grow-height="false" fo:min-height="1.008cm" fo:min-width="1.296cm"/>
    </style:style>
    <style:style style:name="gr9" style:family="graphic" style:parent-style-name="standard">
      <style:graphic-properties draw:fill-color="#2b7ed2" draw:textarea-horizontal-align="justify" draw:textarea-vertical-align="middle" draw:auto-grow-height="false" fo:min-height="1.008cm" fo:min-width="1.476cm"/>
    </style:style>
    <style:style style:name="gr10" style:family="graphic" style:parent-style-name="standard">
      <style:graphic-properties draw:fill-color="#2b2bd2" draw:opacity="69%" draw:opacity-name="" draw:textarea-horizontal-align="justify" draw:textarea-vertical-align="middle" draw:auto-grow-height="false" fo:min-height="0.828cm" fo:min-width="1.836cm"/>
    </style:style>
    <style:style style:name="gr11" style:family="graphic" style:parent-style-name="standard">
      <style:graphic-properties draw:fill-color="#3f3fbe" draw:opacity="66%" draw:opacity-name="" draw:textarea-horizontal-align="justify" draw:textarea-vertical-align="middle" draw:auto-grow-height="false" fo:min-height="1.008cm" fo:min-width="2.194cm"/>
    </style:style>
    <style:style style:name="gr12" style:family="graphic" style:parent-style-name="standard">
      <style:graphic-properties draw:fill-color="#3f3fbe" draw:opacity="69%" draw:opacity-name="" draw:textarea-horizontal-align="justify" draw:textarea-vertical-align="middle" draw:auto-grow-height="false" fo:min-height="1.008cm" fo:min-width="2.194cm"/>
    </style:style>
    <style:style style:name="gr13" style:family="graphic" style:parent-style-name="standard">
      <style:graphic-properties draw:fill-color="#2b7ed2" draw:textarea-horizontal-align="justify" draw:textarea-vertical-align="middle" draw:auto-grow-height="false" fo:min-height="0.828cm" fo:min-width="2.016cm"/>
    </style:style>
    <style:style style:name="gr14" style:family="graphic" style:parent-style-name="standard">
      <style:graphic-properties draw:fill-color="#d27e2b" draw:textarea-horizontal-align="justify" draw:textarea-vertical-align="middle" draw:auto-grow-height="false" fo:min-height="1.008cm" fo:min-width="1.836cm"/>
    </style:style>
    <style:style style:name="gr15" style:family="graphic" style:parent-style-name="standard">
      <style:graphic-properties draw:fill-color="#d27e2b" draw:textarea-horizontal-align="justify" draw:textarea-vertical-align="middle" draw:auto-grow-height="false" fo:min-height="1.008cm" fo:min-width="1.656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7f00ff" draw:opacity="50%"/>
      <style:paragraph-properties fo:text-align="center"/>
    </style:style>
    <style:style style:name="P4" style:family="paragraph">
      <loext:graphic-properties draw:fill-color="#9e5f9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27e2b"/>
      <style:paragraph-properties fo:text-align="center"/>
    </style:style>
    <style:style style:name="P7" style:family="paragraph">
      <loext:graphic-properties draw:fill-color="#2bd0d2"/>
      <style:paragraph-properties fo:text-align="center"/>
    </style:style>
    <style:style style:name="P8" style:family="paragraph">
      <loext:graphic-properties draw:fill-color="#3f3fbe" draw:opacity="69%"/>
      <style:paragraph-properties fo:text-align="center"/>
    </style:style>
    <style:style style:name="P9" style:family="paragraph">
      <loext:graphic-properties draw:fill-color="#2b7ed2"/>
      <style:paragraph-properties fo:text-align="center"/>
    </style:style>
    <style:style style:name="P10" style:family="paragraph">
      <loext:graphic-properties draw:fill-color="#2b2bd2" draw:opacity="69%"/>
      <style:paragraph-properties fo:text-align="center"/>
    </style:style>
    <style:style style:name="P11" style:family="paragraph">
      <loext:graphic-properties draw:fill-color="#3f3fbe" draw:opacity="66%"/>
      <style:paragraph-properties fo:text-align="center"/>
    </style:style>
    <style:style style:name="P1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1.016cm" svg:x="11.43cm" svg:y="0.254cm">
          <text:p text:style-name="P1">Pè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56cm" svg:height="1.524cm" svg:x="23.368cm" svg:y="3.302cm">
          <text:p text:style-name="P1">Fils 4</text:p>
          <text:p text:style-name="P1">i=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556cm" svg:height="1.524cm" svg:x="17.018cm" svg:y="3.556cm">
          <text:p text:style-name="P1">Fils 3</text:p>
          <text:p text:style-name="P1">i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556cm" svg:height="1.778cm" svg:x="20.574cm" svg:y="6.096cm">
          <text:p text:style-name="P1">Fils 3.1</text:p>
          <text:p text:style-name="P1">I=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4.732cm" svg:y1="0.762cm" svg:x2="23.876cm" svg:y2="3.556cm">
          <text:p/>
        </draw:line>
        <draw:line draw:style-name="gr5" draw:text-style-name="P5" draw:layer="layout" svg:x1="14.224cm" svg:y1="1.27cm" svg:x2="18.796cm" svg:y2="3.556cm">
          <text:p/>
        </draw:line>
        <draw:custom-shape draw:style-name="gr6" draw:text-style-name="P6" draw:layer="layout" svg:width="3.048cm" svg:height="1.524cm" svg:x="11.684cm" svg:y="5.08cm">
          <text:p text:style-name="P1">Fils 2</text:p>
          <text:p text:style-name="P1">I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0.066cm" svg:y1="4.826cm" svg:x2="22.352cm" svg:y2="6.096cm">
          <text:p/>
        </draw:line>
        <draw:line draw:style-name="gr5" draw:text-style-name="P5" draw:layer="layout" svg:x1="12.7cm" svg:y1="1.27cm" svg:x2="12.954cm" svg:y2="5.08cm">
          <text:p/>
        </draw:line>
        <draw:custom-shape draw:style-name="gr7" draw:text-style-name="P7" draw:layer="layout" svg:width="3.048cm" svg:height="1.778cm" svg:x="1.016cm" svg:y="3.556cm">
          <text:p text:style-name="P1">Fils 1</text:p>
          <text:p text:style-name="P1">I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684cm" svg:y1="1.016cm" svg:x2="3.556cm" svg:y2="3.81cm">
          <text:p/>
        </draw:line>
        <draw:custom-shape draw:style-name="gr8" draw:text-style-name="P8" draw:layer="layout" svg:width="2.54cm" svg:height="1.778cm" svg:x="0.762cm" svg:y="7.62cm">
          <text:p text:style-name="P1">Fils 1.1</text:p>
          <text:p text:style-name="P1">I =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2.794cm" svg:height="1.778cm" svg:x="4.572cm" svg:y="7.62cm">
          <text:p text:style-name="P1">Fils 1.2</text:p>
          <text:p text:style-name="P1">I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048cm" svg:height="1.778cm" svg:x="8.382cm" svg:y="7.62cm">
          <text:p text:style-name="P1">Fils 1.3</text:p>
          <text:p text:style-name="P1">i=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3.302cm" svg:height="1.524cm" svg:x="0.254cm" svg:y="11.938cm">
          <text:p text:style-name="P1">Fils 1.1.1</text:p>
          <text:p text:style-name="P1">I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3.81cm" svg:height="1.778cm" svg:x="3.556cm" svg:y="12.446cm">
          <text:p text:style-name="P1">Fils 1.1.2</text:p>
          <text:p text:style-name="P1">I=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.524cm" svg:y1="5.08cm" svg:x2="1.27cm" svg:y2="7.874cm">
          <text:p/>
        </draw:line>
        <draw:line draw:style-name="gr5" draw:text-style-name="P5" draw:layer="layout" svg:x1="2.54cm" svg:y1="5.334cm" svg:x2="5.842cm" svg:y2="7.62cm">
          <text:p/>
        </draw:line>
        <draw:line draw:style-name="gr5" draw:text-style-name="P5" draw:layer="layout" svg:x1="3.81cm" svg:y1="5.08cm" svg:x2="9.906cm" svg:y2="7.62cm">
          <text:p/>
        </draw:line>
        <draw:line draw:style-name="gr5" draw:text-style-name="P5" draw:layer="layout" svg:x1="1.778cm" svg:y1="9.398cm" svg:x2="1.778cm" svg:y2="11.938cm">
          <text:p/>
        </draw:line>
        <draw:line draw:style-name="gr5" draw:text-style-name="P5" draw:layer="layout" svg:x1="2.032cm" svg:y1="9.398cm" svg:x2="5.08cm" svg:y2="12.446cm">
          <text:p/>
        </draw:line>
        <draw:custom-shape draw:style-name="gr12" draw:text-style-name="P8" draw:layer="layout" svg:width="3.81cm" svg:height="1.778cm" svg:x="0.254cm" svg:y="15.24cm">
          <text:p text:style-name="P1">Fils 1.1.1.1</text:p>
          <text:p text:style-name="P1">I=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.778cm" svg:y1="13.462cm" svg:x2="2.54cm" svg:y2="15.24cm">
          <text:p/>
        </draw:line>
        <draw:custom-shape draw:style-name="gr13" draw:text-style-name="P9" draw:layer="layout" svg:width="3.556cm" svg:height="1.524cm" svg:x="5.334cm" svg:y="10.414cm">
          <text:p text:style-name="P1">Fils 1.2.1</text:p>
          <text:p text:style-name="P1">I=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842cm" svg:y1="9.398cm" svg:x2="6.858cm" svg:y2="10.414cm">
          <text:p/>
        </draw:line>
        <draw:custom-shape draw:style-name="gr14" draw:text-style-name="P6" draw:layer="layout" svg:width="3.302cm" svg:height="1.778cm" svg:x="12.446cm" svg:y="7.874cm">
          <text:p text:style-name="P1">Fils 2.1</text:p>
          <text:p text:style-name="P1">i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302cm" svg:height="1.778cm" svg:x="16.51cm" svg:y="7.874cm">
          <text:p text:style-name="P1">Fils 2.2</text:p>
          <text:p text:style-name="P1">I=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4.478cm" svg:y1="6.35cm" svg:x2="17.018cm" svg:y2="8.128cm">
          <text:p/>
        </draw:line>
        <draw:line draw:style-name="gr5" draw:text-style-name="P5" draw:layer="layout" svg:x1="13.208cm" svg:y1="6.604cm" svg:x2="13.462cm" svg:y2="7.874cm">
          <text:p/>
        </draw:line>
        <draw:custom-shape draw:style-name="gr15" draw:text-style-name="P6" draw:layer="layout" svg:width="3.048cm" svg:height="1.778cm" svg:x="13.208cm" svg:y="11.938cm">
          <text:p text:style-name="P1">Fils 2.1.1</text:p>
          <text:p text:style-name="P1">i=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4.224cm" svg:y1="9.652cm" svg:x2="14.732cm" svg:y2="11.938cm">
          <text:p/>
        </draw:lin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5:18:47.962000000</meta:creation-date>
    <dc:date>2018-01-30T15:33:30.212000000</dc:date>
    <meta:editing-duration>PT4M30S</meta:editing-duration>
    <meta:editing-cycles>1</meta:editing-cycles>
    <meta:document-statistic meta:object-count="54"/>
    <meta:generator>LibreOffice/5.3.7.2$Windows_X86_64 LibreOffice_project/6b8ed514a9f8b44d37a1b96673cbbdd077e24059</meta:generator>
  </office:meta>
</office:document-meta>
</file>